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2" table:number-columns-repeated="10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</table:table>
      <table:table table:name="Sheet4" table:style-name="ta1">
        <table:table-column table:style-name="co2" table:number-columns-repeated="8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2" table:number-columns-repeated="8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7:20:39.468204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00:44:54.145811005</meta:creation-date>
    <dc:date>2025-06-16T17:20:51.844665840</dc:date>
    <meta:editing-duration>PT2M58S</meta:editing-duration>
    <meta:editing-cycles>6</meta:editing-cycles>
    <meta:generator>LibreOffice/24.8.7.2$Linux_X86_64 LibreOffice_project/480$Build-2</meta:generator>
    <meta:document-statistic meta:table-count="5" meta:cell-count="18630" meta:object-count="0"/>
  </office:meta>
</office:document-meta>
</file>